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CachingConfig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CachingConfig.defaul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CustomInterceptorTests.tear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CachingConfig.jCacheInterceptor( JCacheOperationSource cacheOperation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ableCachingConfig.exception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cheInterceptor.invokeOperation( CacheOperationInvoker invok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nableCaching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acheCustomIntercept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cheCustomInterceptorTests.customInterceptorAppliesWith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cheCustomInterceptorTests.customInterceptorAppliesWith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cheCustomInterceptorTests.onlyOneInterceptorIs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